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6febf" officeooo:paragraph-rsid="0006febf"/>
    </style:style>
    <style:style style:name="P2" style:family="paragraph" style:parent-style-name="Standard">
      <style:paragraph-properties fo:text-align="start" style:justify-single-word="false"/>
      <style:text-properties style:font-name="Times New Roman" officeooo:rsid="0006febf" officeooo:paragraph-rsid="0006fe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 didn't like snow</text:p>
      <text:p text:style-name="P1"/>
      <text:p text:style-name="P2">It's not that he disliked it, he just didn't care for it very <text:s/>much. He liked popsicles better. How they all look very different with their range of wild colors. Yet they pretty much all have the same taste. Just a hint of orginality in the subtle artificial flavourign vastly overcome by the amount of sugar. He thought there was a metaphor about the modern individual. He didn't share that metaphor, he wasn't one for many words. His theories were better off in his brain. </text:p>
      <text:p text:style-name="P2"/>
      <text:p text:style-name="P2">A snowstorm had overcome Montreal on the night before. Some snowflakes were still falling but the sky was mainly clear. Jim thought of shoveling his driveway. Jim did not have any car. He pondered wether to smoke a cigarette with his first coffee or wait until his stomach was settled we something a little more consistent. The coffee was good, it was some leftover from the evening before, he liked how the olf coffee turns a little grey in the mug after having been microwaved. He liked that everything was not perfect, ordained. He liked that when he got off the subway at mcgill station he walked by several homeless people shivering, still drunk from the nigth after the tragedy 5 years before. Of course their suffering wasn't a good thing to him. Of course it s not simply that other people's struggle was reassuring to him, as in perspective. He just liked plain old reality like it is. </text:p>
      <text:p text:style-name="P2"/>
      <text:p text:style-name="P2">He was blond-haired, reasonnably tall. He was the kind of man you would consider handsome, but for that you would have to stare at him for several seconds from a comfortable distance. About 3-4 meters. A little closer and the slight imperfections would begin to remove the sense of harmo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02:03:08.802000000</meta:creation-date>
    <dc:date>2015-03-24T02:17:41.018000000</dc:date>
    <meta:editing-duration>PT14M32S</meta:editing-duration>
    <meta:editing-cycles>1</meta:editing-cycles>
    <meta:document-statistic meta:table-count="0" meta:image-count="0" meta:object-count="0" meta:page-count="1" meta:paragraph-count="4" meta:word-count="298" meta:character-count="1680" meta:non-whitespace-character-count="1383"/>
    <meta:generator>LibreOffice/4.3.5.2$Windows_x86 LibreOffice_project/3a87456aaa6a95c63eea1c1b3201acedf0751bd5</meta:generator>
  </office:meta>
</office:document-meta>
</file>